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DengXian Light" svg:font-family="DengXian Light" style:font-family-generic="system" style:font-pitch="variable" svg:panose-1="2 1 6 0 3 1 1 1 1 1"/>
    <style:font-face style:name="Aptos Display" svg:font-family="Aptos Display" style:font-family-generic="swiss" style:font-pitch="variable"/>
    <style:font-face style:name="DengXian" svg:font-family="DengXian" style:font-family-generic="system" style:font-pitch="variable" svg:panose-1="2 1 6 0 3 1 1 1 1 1"/>
    <style:font-face style:name="Aptos" svg:font-family="Aptos" style:font-family-generic="swiss" style:font-pitch="variable"/>
  </office:font-face-decls>
  <office:automatic-styles>
    <style:style style:name="P1" style:parent-style-name="Heading2" style:master-page-name="MP0" style:family="paragraph">
      <style:paragraph-properties fo:break-before="page" fo:margin-top="0.1666in" fo:margin-bottom="0.1666in" style:page-number="1"/>
    </style:style>
    <style:style style:name="P2" style:parent-style-name="Standard" style:family="paragraph">
      <style:paragraph-properties fo:margin-top="0.1666in" fo:margin-bottom="0.1666in" fo:line-height="100%"/>
    </style:style>
    <style:style style:name="P3" style:parent-style-name="Heading3" style:family="paragraph">
      <style:paragraph-properties fo:margin-top="0.1666in" fo:margin-bottom="0.1666in"/>
    </style:style>
    <style:style style:name="P4" style:parent-style-name="Standard" style:family="paragraph">
      <style:paragraph-properties fo:margin-top="0.1666in" fo:margin-bottom="0.1666in" fo:line-height="100%"/>
    </style:style>
    <style:style style:name="T5" style:parent-style-name="DefaultParagraphFont" style:family="text">
      <style:text-properties fo:font-style="italic" style:font-style-asian="italic"/>
    </style:style>
    <style:style style:name="P6" style:parent-style-name="Heading3" style:family="paragraph">
      <style:paragraph-properties fo:margin-top="0.1666in" fo:margin-bottom="0.1666in"/>
    </style:style>
    <style:style style:name="P7" style:parent-style-name="Standard" style:family="paragraph">
      <style:paragraph-properties fo:margin-top="0.1666in" fo:margin-bottom="0.1666in" fo:line-height="100%"/>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P11" style:parent-style-name="Heading3" style:family="paragraph">
      <style:paragraph-properties fo:margin-top="0.1666in" fo:margin-bottom="0.1666in"/>
    </style:style>
    <style:style style:name="P12" style:parent-style-name="Standard" style:family="paragraph">
      <style:paragraph-properties fo:margin-top="0.1666in" fo:margin-bottom="0.1666in" fo:line-height="100%"/>
    </style:style>
    <style:style style:name="P13" style:parent-style-name="Heading5" style:family="paragraph">
      <style:paragraph-properties fo:margin-bottom="0.1666in"/>
    </style:style>
    <style:style style:name="P14" style:parent-style-name="Standard" style:family="paragraph">
      <style:paragraph-properties fo:margin-top="0.1666in" fo:margin-bottom="0.1666in" fo:line-height="100%"/>
    </style:style>
    <style:style style:name="P15" style:parent-style-name="Standard" style:family="paragraph">
      <style:paragraph-properties fo:margin-top="0.1666in" fo:margin-bottom="0.1666in" fo:line-height="100%"/>
    </style:style>
    <style:style style:name="P16" style:parent-style-name="Standard" style:family="paragraph">
      <style:paragraph-properties fo:margin-top="0.1666in" fo:margin-bottom="0.1666in" fo:line-height="100%"/>
    </style:style>
    <style:style style:name="P17" style:parent-style-name="Standard" style:family="paragraph">
      <style:paragraph-properties fo:margin-top="0.1666in" fo:margin-bottom="0.1666in" fo:line-height="100%"/>
    </style:style>
    <style:style style:name="P18" style:parent-style-name="Standard" style:family="paragraph">
      <style:paragraph-properties fo:margin-top="0.1666in" fo:margin-bottom="0.1666in" fo:line-height="100%"/>
    </style:style>
  </office:automatic-styles>
  <office:body>
    <office:text text:use-soft-page-breaks="true">
      <text:h text:style-name="P1" text:outline-level="2"><text:bookmark-start text:name="_6us5z5lg2m6a"/><text:bookmark-end text:name="_6us5z5lg2m6a"/>AI</text:h>
      <text:p text:style-name="P2">The<text:s/>provided<text:s/>implementation<text:s/>of the game’s AI<text:s/>allows the behaviour of the opponent to be configured by both changing the evaluation process used (the AI’s<text:s/>‘agent’) as well as their concept of a favourable game state (the agent’s ‘metric’).<text:s/></text:p>
      <text:h text:style-name="P3" text:outline-level="3"><text:bookmark-start text:name="_r3i189icta3n"/><text:bookmark-end text:name="_r3i189icta3n"/>RandomAgent</text:h>
      <text:p text:style-name="P4">The simplest agent in the game is the<text:s/><text:span text:style-name="T5">RandomAgent</text:span><text:s/>who will choose randomly from the set of valid move options available. As with all players, in the case where there is no valid move option, the turn ends without any piece being moved.</text:p>
      <text:h text:style-name="P6" text:outline-level="3"><text:bookmark-start text:name="_m0go4c9zjf82"/><text:bookmark-end text:name="_m0go4c9zjf82"/>GreedyAgent</text:h>
      <text:p text:style-name="P7">The<text:s/><text:span text:style-name="T8">GreedyAgent</text:span><text:s/>determines their next move as being that in their set of valid moves which will provide the ‘best’<text:s/>game<text:s/>state<text:s/>at the end of the current move. The<text:s/><text:span text:style-name="T9">GreedyAgent</text:span><text:s/>is implemented as a special case of the<text:s/><text:span text:style-name="T10">ExpectiminimaxAgent</text:span><text:s/>who only searches their game tree to the depth of the current move.</text:p>
      <text:h text:style-name="P11" text:outline-level="3"><text:bookmark-start text:name="_iueaab7w3qzt"/><text:bookmark-end text:name="_iueaab7w3qzt"/>ExpectiminimaxAgent</text:h>
      <text:p text:style-name="P12">The most sophisticated agent is the ExpectiminimaxAgent who uses the expectiminimax algorithm to recursively generate and traverse the game tree to a depth determined by the agent’s difficulty. ‘Harder’ difficulty agents will search the tree to a greater depth than their <text:s/>‘easier’ counterparts.</text:p>
      <text:h text:style-name="P13" text:outline-level="5"><text:bookmark-start text:name="_4djclfbchzx4"/><text:bookmark-start text:name="_b7fchdsohfb8"/><text:bookmark-start text:name="_vgmthef6owrv"/><text:bookmark-end text:name="_4djclfbchzx4"/><text:bookmark-end text:name="_b7fchdsohfb8"/><text:bookmark-end text:name="_vgmthef6owrv"/>Implementation</text:h>
      <text:p text:style-name="P14">The<text:s/>algorithm works<text:s/>recursively, generating a game tree up to a terminal depth, allocating values to the tree’s leaves and then backtracking, filling in parent node values by selecting the child node with the most desirable value for the opposing players.</text:p>
      <text:p text:style-name="P15">The expectiminimax tree infixes ‘chance nodes’ with alternating maximiser and minimiser nodes.<text:s/>These nodes will select maximally/minimally valued child nodes at each level of the tree, as each player ‘prefers’ states allocated either higher or lower values. The<text:s/>tree includes ‘chance nodes’<text:s/>corresponding<text:s/>to the game’s random dice roll event<text:s/>to<text:s/>provide the expected value of<text:s/>a position<text:s/>by taking the probability-weighted average<text:s/>over all possible outcomes for the<text:s/>event.</text:p>
      <text:p text:style-name="P16">To address the exponential increase in the size of the game tree with depth, the evaluation depth is<text:s/>capped, and<text:s/>the game tree generated by the agent is pruned as it is explored.<text:s/>Although pruning does not resolve the algorithm’s exponential order, it does reduce it by some constant factor.</text:p>
      <text:p text:style-name="P17">Minimax tree pruning methods are<text:s/>only a partial solution to the problem of pruning an expectiminimax tree due to<text:s/>the tree’s<text:s/>chance nodes.<text:s/>By placing bounds on the possible values allocated to<text:s/>the chance nodes children, we can bound the average of these nodes and hence bound the value of the chance node without considering each of its children. By considering the ‘best’<text:s/>possible value of the chance node currently being examined<text:s/>(given<text:s/>the actual values of<text:s/>its<text:s/>explored children) and<text:s/>comparing this to the<text:s/>actual<text:s/>value of the node’s ‘best’ sibling, we can<text:s/><text:soft-page-break/>determine if further exploration<text:s/>will potentially yield a ‘better’ value than their sibling. If, even in the best case of child nodes, the chance node will not outscore its best sibling, then we do not consider it further.</text:p>
      <text:p text:style-name="P18">The maximiser and minimiser nodes are pruned using the standard alpha/beta technique which allows us to prune nodes which we can deduce will never be selected for as their parent (or grandparent etc.) has the choice of a ‘better’ child.<text:s/>The value of alpha is the highest-valued node encountered so far in the tree; the value of beta is the lowest.<text:s/>If a node considered for the<text:s/>maximising player<text:s/>is of a smaller value than alpha, then it will never be chosen for and so can be pruned, and equivalently for beta and the minimising playe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DengXian Light" svg:font-family="DengXian Light" style:font-family-generic="system" style:font-pitch="variable" svg:panose-1="2 1 6 0 3 1 1 1 1 1"/>
    <style:font-face style:name="Aptos Display" svg:font-family="Aptos Display" style:font-family-generic="swiss" style:font-pitch="variable"/>
    <style:font-face style:name="DengXian" svg:font-family="DengXian" style:font-family-generic="system" style:font-pitch="variable" svg:panose-1="2 1 6 0 3 1 1 1 1 1"/>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mma Beveridge</meta:initial-creator>
    <dc:creator>Emma Beveridge</dc:creator>
    <meta:creation-date>2024-04-03T21:13:00Z</meta:creation-date>
    <dc:date>2024-04-04T20:12:00Z</dc:date>
    <meta:template xlink:href="Normal.dotm" xlink:type="simple"/>
    <meta:editing-cycles>3</meta:editing-cycles>
    <meta:editing-duration>PT2700S</meta:editing-duration>
    <meta:document-statistic meta:page-count="2" meta:paragraph-count="6" meta:word-count="518" meta:character-count="3467" meta:row-count="24" meta:non-whitespace-character-count="2955"/>
  </office:meta>
</office:document-meta>
</file>